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ec659" officeooo:paragraph-rsid="000ec659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0ec6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</text:p>
      <text:p text:style-name="Standard"/>
      <text:p text:style-name="Standard">CREATE DATABASE IF NOT EXISTS Campus;</text:p>
      <text:p text:style-name="Standard">SHOW DATABASES;</text:p>
      <text:p text:style-name="Standard"/>
      <text:p text:style-name="Standard">USE Campus;</text:p>
      <text:p text:style-name="Standard"/>
      <text:p text:style-name="Standard">USE Campus;</text:p>
      <text:p text:style-name="Standard"/>
      <text:p text:style-name="P1"/>
      <text:p text:style-name="P1">Create Students, Faculty &amp; Course Tables</text:p>
      <text:p text:style-name="P2"/>
      <text:p text:style-name="Standard"/>
      <text:p text:style-name="Standard">CREATE TABLE IF NOT EXISTS Students (</text:p>
      <text:p text:style-name="Standard"><text:s text:c="4"/>StudentID INT auto_increment primary key,</text:p>
      <text:p text:style-name="Standard"><text:s text:c="4"/>FirstName varchar(50) not null,</text:p>
      <text:p text:style-name="Standard"><text:s text:c="4"/>LastName varchar(50) not null,</text:p>
      <text:p text:style-name="Standard"><text:s text:c="4"/>DateOfBirth DATE,</text:p>
      <text:p text:style-name="Standard"><text:s text:c="4"/>Email varchar(100) unique</text:p>
      <text:p text:style-name="Standard">);</text:p>
      <text:p text:style-name="Standard"><text:s text:c="4"/></text:p>
      <text:p text:style-name="Standard">CREATE table IF NOT exists Faculty(</text:p>
      <text:p text:style-name="Standard"><text:s text:c="4"/>FacultyID int auto_increment primary key,</text:p>
      <text:p text:style-name="Standard"><text:s text:c="4"/>FirstName varchar(50) not null,</text:p>
      <text:p text:style-name="Standard"><text:s text:c="4"/>LastName varchar(50) not null,</text:p>
      <text:p text:style-name="Standard"><text:s text:c="4"/>Department varchar(100),</text:p>
      <text:p text:style-name="Standard"><text:s text:c="4"/>email varchar(100) unique</text:p>
      <text:p text:style-name="Standard">);</text:p>
      <text:p text:style-name="Standard"><text:s text:c="4"/></text:p>
      <text:p text:style-name="Standard">create table if not exists Course(</text:p>
      <text:p text:style-name="Standard"><text:s text:c="4"/>CourseID int auto_increment primary key,</text:p>
      <text:p text:style-name="Standard"><text:s text:c="4"/>CourseName varchar(100) not null,</text:p>
      <text:p text:style-name="Standard"><text:s text:c="4"/>Credits int check (Credits &gt; 0),</text:p>
      <text:p text:style-name="Standard"><text:s text:c="4"/>FacultyID int,</text:p>
      <text:p text:style-name="Standard"><text:s text:c="4"/>foreign key (FacultyID) references Faculty(FacultyID)</text:p>
      <text:p text:style-name="Standard">);</text:p>
      <text:p text:style-name="Standard"><text:s text:c="4"/></text:p>
      <text:p text:style-name="Standard">Show tables;</text:p>
      <text:p text:style-name="Standard">describe Students;</text:p>
      <text:p text:style-name="Standard"/>
      <text:p text:style-name="Standard"/>
      <text:p text:style-name="P1">Insert records into Students, Faculty &amp; Course Tables</text:p>
      <text:p text:style-name="P2"/>
      <text:p text:style-name="Standard"/>
      <text:p text:style-name="Standard">USE Campus;</text:p>
      <text:p text:style-name="Standard"/>
      <text:p text:style-name="Standard">SHOW Tables;</text:p>
      <text:p text:style-name="Standard"/>
      <text:p text:style-name="Standard">insert into Students(FirstName, LastName, DateOfBirth, Email) VALUES</text:p>
      <text:p text:style-name="Standard">('Aiden', 'Parker', '1990-02-14', 'aiden.parker@students.iiit.ac.in'),</text:p>
      <text:p text:style-name="Standard">('Bella', 'Martinez', '1988-07-23', 'bella.martinez@students.iiit.ac.in'),</text:p>
      <text:p text:style-name="Standard"><text:soft-page-break/>('Caleb', 'Johnson', '1992-11-05', 'caleb.johnson@students.iiit.ac.in'),</text:p>
      <text:p text:style-name="Standard">('Diana', 'Thompson', '1995-03-18', 'diana.thompson@students.iiit.ac.in'),</text:p>
      <text:p text:style-name="Standard">('Ethan', 'Rivera', '1987-09-09', 'ethan.rivera@students.iiit.ac.in'),</text:p>
      <text:p text:style-name="Standard">('Fiona', 'Brooks', '1993-01-27', 'fiona.brooks@students.iiit.ac.in'),</text:p>
      <text:p text:style-name="Standard">('Gavin', 'Mitchell', '1991-12-12', 'gavin.mitchell@students.iiit.ac.in'),</text:p>
      <text:p text:style-name="Standard">('Hannah', 'Lee', '1994-08-30', 'hannah.lee@students.iiit.ac.in'),</text:p>
      <text:p text:style-name="Standard">('Isaac', 'Carter', '1989-05-16', 'isaac.carter@students.iiit.ac.in'),</text:p>
      <text:p text:style-name="Standard">('Jacob', 'Adams', '1996-04-02', 'jacob.adams@students.iiit.ac.in');</text:p>
      <text:p text:style-name="Standard"/>
      <text:p text:style-name="Standard">select * from Students;</text:p>
      <text:p text:style-name="Standard"/>
      <text:p text:style-name="Standard"/>
      <text:p text:style-name="Standard"/>
      <text:p text:style-name="Standard">insert into Faculty(FirstName, LastName, Department, Email) VALUES</text:p>
      <text:p text:style-name="Standard">('Dr. Andrew', 'Hughes', 'Computer Science', 'andrew.hughes@iiit.ac.in'),</text:p>
      <text:p text:style-name="Standard">('Prof. Barbara', 'Stewart', 'Mathematics', 'barbara.stewart@iiit.ac.in'),</text:p>
      <text:p text:style-name="Standard">('Dr. Charles', 'Wright', 'Physics', 'charles.wright@iiit.ac.in'),</text:p>
      <text:p text:style-name="Standard">('Prof. Diane', 'Morgan', 'Chemistry', 'diane.morgan@iiit.ac.in'),</text:p>
      <text:p text:style-name="Standard">('Dr. Edward', 'Foster', 'Biology', 'edward.foster@iiit.ac.in');</text:p>
      <text:p text:style-name="Standard"/>
      <text:p text:style-name="Standard">select * from Faculty;</text:p>
      <text:p text:style-name="Standard"/>
      <text:p text:style-name="Standard"/>
      <text:p text:style-name="Standard"/>
      <text:p text:style-name="Standard">insert into Course(CourseName, Credits, FacultyID) VALUES</text:p>
      <text:p text:style-name="Standard">('Data Structures', '4', '1'),</text:p>
      <text:p text:style-name="Standard">('Linear Algebra', '3', '2'),</text:p>
      <text:p text:style-name="Standard">('Quantum Physics', '4', '3'),</text:p>
      <text:p text:style-name="Standard">('Organic Chemistry', '3', '4'),</text:p>
      <text:p text:style-name="Standard">('Molecular Biology', '4', '5');</text:p>
      <text:p text:style-name="Standard"/>
      <text:p text:style-name="Standard">select * from Course;</text:p>
      <text:p text:style-name="Standard"/>
      <text:p text:style-name="Standard"/>
      <text:p text:style-name="Standard"/>
      <text:p text:style-name="P1">Create Student Registration Table</text:p>
      <text:p text:style-name="P2"/>
      <text:p text:style-name="Standard"/>
      <text:p text:style-name="Standard">USE Campus;</text:p>
      <text:p text:style-name="Standard"/>
      <text:p text:style-name="Standard">CREATE table if not exists Student_Registration(</text:p>
      <text:p text:style-name="Standard"><text:tab/>RegistrationID int auto_increment primary key,</text:p>
      <text:p text:style-name="Standard"><text:s text:c="4"/>StudentID int,</text:p>
      <text:p text:style-name="Standard"><text:s text:c="4"/>CourseID int,</text:p>
      <text:p text:style-name="Standard"><text:s text:c="4"/>RegistrationDate date default '2025-01-26',</text:p>
      <text:p text:style-name="Standard"><text:s text:c="4"/>Status ENUM('Registered', 'Dropped', 'Completed') DEFAULT 'Registered',</text:p>
      <text:p text:style-name="Standard"><text:s text:c="4"/>foreign key (StudentID) references Students(StudentID),</text:p>
      <text:p text:style-name="Standard"><text:s text:c="4"/>foreign key (CourseID) references Course(CourseID)</text:p>
      <text:p text:style-name="Standard">);</text:p>
      <text:p text:style-name="Standard"><text:s text:c="4"/></text:p>
      <text:p text:style-name="Standard">show tables; <text:s text:c="3"/></text:p>
      <text:p text:style-name="Standard"><text:tab/><text:tab/></text:p>
      <text:p text:style-name="Standard"><text:soft-page-break/></text:p>
      <text:p text:style-name="P2"/>
      <text:p text:style-name="P1">Insert into Registration Table</text:p>
      <text:p text:style-name="P1"/>
      <text:p text:style-name="Standard">USE Campus;</text:p>
      <text:p text:style-name="Standard"/>
      <text:p text:style-name="Standard">insert into Student_Registration (StudentID, CourseID, RegistrationDate, Status) VALUES</text:p>
      <text:p text:style-name="Standard">('1', '1', '2025-01-26', 'Registered'),</text:p>
      <text:p text:style-name="Standard">('2', '2', '2025-01-27', 'Completed'),</text:p>
      <text:p text:style-name="Standard">('3', '3', '2025-01-28', 'Dropped'),</text:p>
      <text:p text:style-name="Standard">('4', '4', '2025-01-29', 'Registered'),</text:p>
      <text:p text:style-name="Standard">('5', '5', '2025-01-30', 'Completed'),</text:p>
      <text:p text:style-name="Standard">('1', '3', '2025-02-01', 'Dropped'),</text:p>
      <text:p text:style-name="Standard">('2', '4', '2025-02-02', 'Registered'),</text:p>
      <text:p text:style-name="Standard">('3', '5', '2025-02-03', 'Completed'),</text:p>
      <text:p text:style-name="Standard">('4', '1', '2025-02-04', 'Registered'),</text:p>
      <text:p text:style-name="Standard">('5', '2', '2025-02-05', 'Dropped');</text:p>
      <text:p text:style-name="Standard"/>
      <text:p text:style-name="Standard">select * from Student_Registration</text:p>
      <text:p text:style-name="Standard"/>
      <text:p text:style-name="Standard"/>
      <text:p text:style-name="Standard">alter table Student_Registration add column semester varchar(10) after status;</text:p>
      <text:p text:style-name="Standard"/>
      <text:p text:style-name="Standard">select * from Student_Registration;</text:p>
      <text:p text:style-name="Standard"/>
      <text:p text:style-name="Standard">UPDATE Student_Registration</text:p>
      <text:p text:style-name="Standard">set semester = case RegistrationID</text:p>
      <text:p text:style-name="Standard"><text:s text:c="4"/>when 1 then 3</text:p>
      <text:p text:style-name="Standard"><text:s text:c="4"/>when 2 then 1</text:p>
      <text:p text:style-name="Standard"><text:s text:c="4"/>when 3 then 4</text:p>
      <text:p text:style-name="Standard"><text:s text:c="4"/>when 4 then 2</text:p>
      <text:p text:style-name="Standard"><text:s text:c="4"/>when 5 then 3</text:p>
      <text:p text:style-name="Standard"><text:s text:c="4"/>when 6 then 1</text:p>
      <text:p text:style-name="Standard"><text:s text:c="4"/>when 7 then 4</text:p>
      <text:p text:style-name="Standard"><text:s text:c="4"/>when 8 then 2</text:p>
      <text:p text:style-name="Standard"><text:s text:c="4"/>when 9 then 1</text:p>
      <text:p text:style-name="Standard"><text:s text:c="4"/>when 10 then 3</text:p>
      <text:p text:style-name="Standard">END</text:p>
      <text:p text:style-name="Standard">where <text:s/>RegistrationID between 1 and 10;</text:p>
      <text:p text:style-name="Standard"/>
      <text:p text:style-name="Standard"/>
      <text:p text:style-name="Standard">select * from Student_Registration;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Join Students, Course &amp; Registration Table</text:p>
      <text:p text:style-name="Standard"/>
      <text:p text:style-name="Standard">USE Campus;</text:p>
      <text:p text:style-name="Standard"/>
      <text:p text:style-name="Standard">SELECT</text:p>
      <text:p text:style-name="Standard"><text:s text:c="4"/>s.StudentID,</text:p>
      <text:p text:style-name="Standard"><text:s text:c="4"/>s.FirstName AS StudentFirstName,</text:p>
      <text:p text:style-name="Standard"><text:s text:c="4"/>s.LastName AS StudentLastName,</text:p>
      <text:p text:style-name="Standard"><text:s text:c="4"/>s.Email AS StudentEmail,</text:p>
      <text:p text:style-name="Standard"><text:s text:c="4"/>c.CourseID,</text:p>
      <text:p text:style-name="Standard"><text:s text:c="4"/>c.CourseName,</text:p>
      <text:p text:style-name="Standard"><text:s text:c="4"/>c.Credits,</text:p>
      <text:p text:style-name="Standard"><text:s text:c="4"/>sr.RegistrationDate,</text:p>
      <text:p text:style-name="Standard"><text:s text:c="4"/>sr.Status AS RegistrationStatus,</text:p>
      <text:p text:style-name="Standard"><text:s text:c="4"/>sr.semester</text:p>
      <text:p text:style-name="Standard">FROM</text:p>
      <text:p text:style-name="Standard"><text:s text:c="4"/>Students s</text:p>
      <text:p text:style-name="Standard">INNER JOIN</text:p>
      <text:p text:style-name="Standard"><text:s text:c="4"/>Student_Registration sr ON s.StudentID = sr.StudentID</text:p>
      <text:p text:style-name="Standard">INNER JOIN</text:p>
      <text:p text:style-name="Standard"><text:s text:c="4"/>Course c ON sr.CourseID = c.CourseID;</text:p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9:02:34.694884707</meta:creation-date>
    <dc:date>2025-08-08T19:09:25.996100119</dc:date>
    <meta:editing-duration>PT6M54S</meta:editing-duration>
    <meta:editing-cycles>1</meta:editing-cycles>
    <meta:document-statistic meta:table-count="0" meta:image-count="0" meta:object-count="0" meta:page-count="4" meta:paragraph-count="127" meta:word-count="453" meta:character-count="4180" meta:non-whitespace-character-count="3639"/>
    <meta:generator>LibreOffice/24.2.7.2$Linux_X86_64 LibreOffice_project/420$Build-2</meta:generator>
  </office:meta>
</office:document-meta>
</file>